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13]-[.F1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8-31" calcext:value-type="date">
            <text:p>31/08/2025</text:p>
          </table:table-cell>
          <table:table-cell table:style-name="ce21" office:value-type="string" calcext:value-type="string">
            <text:p>NF 6416 - process. 08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9-05" calcext:value-type="date">
            <text:p>05/09/2025</text:p>
          </table:table-cell>
          <table:table-cell table:style-name="ce31" table:formula="of:=[.C14]-[.F1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4])" office:value-type="float" office:value="0" calcext:value-type="float">
            <text:p>-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date style:data-style-name="N2" text:date-value="2025-09-17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55:33.66153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09-17T08:56:13.981757900</dc:date>
    <dc:language>pt-PT</dc:language>
    <meta:editing-cycles>684</meta:editing-cycles>
    <meta:editing-duration>P2DT2H56M23S</meta:editing-duration>
    <meta:print-date>2019-04-02T15:32:31.034658233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